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1" svg:font-family="'Open Sans', serif"/>
    <style:font-face style:name="Timmana" svg:font-family="Timmana" style:font-pitch="variable"/>
    <style:font-face style:name="arial" svg:font-family="arial" style:font-family-generic="swiss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</style:style>
    <style:style style:name="P2" style:family="paragraph" style:parent-style-name="Heading_20_5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3" style:family="paragraph" style:parent-style-name="Heading_20_5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variant="normal" fo:text-transform="none" fo:color="#3f3f46" loext:opacity="100%" style:font-name="arial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style:font-name="arial" fo:font-size="15pt" fo:font-weight="bold" officeooo:rsid="00136b35" officeooo:paragraph-rsid="00136b35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  <style:text-properties fo:font-size="15pt" fo:font-weight="bold" officeooo:rsid="00136b35" officeooo:paragraph-rsid="00136b35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3f3f46" loext:opacity="100%" style:font-name="Open Sans1" fo:letter-spacing="normal" fo:font-style="normal" fo:font-weight="normal"/>
    </style:style>
    <style:style style:name="T2" style:family="text">
      <style:text-properties fo:font-variant="normal" fo:text-transform="none" fo:color="#3f3f46" loext:opacity="100%" style:font-name="Open Sans1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f3f46" loext:opacity="100%" fo:letter-spacing="normal"/>
    </style:style>
    <style:style style:name="T4" style:family="text">
      <style:text-properties fo:font-variant="normal" fo:text-transform="none" fo:color="#3f3f46" loext:opacity="100%" fo:letter-spacing="normal" fo:font-style="normal"/>
    </style:style>
    <style:style style:name="T5" style:family="text">
      <style:text-properties fo:font-variant="normal" fo:text-transform="none" fo:color="#3f3f46" loext:opacity="100%" fo:letter-spacing="normal" fo:font-style="normal" fo:font-weight="normal"/>
    </style:style>
    <style:style style:name="T6" style:family="text">
      <style:text-properties fo:font-variant="normal" fo:text-transform="none" fo:color="#3f3f46" loext:opacity="100%" fo:letter-spacing="normal" fo:font-style="normal" fo:font-weight="normal" officeooo:rsid="00136b35"/>
    </style:style>
    <style:style style:name="T7" style:family="text">
      <style:text-properties fo:font-variant="normal" fo:text-transform="none" fo:color="#3f3f46" loext:opacity="100%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f3f46" loext:opacity="100%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f3f46" loext:opacity="100%" fo:letter-spacing="normal" officeooo:rsid="00136b35"/>
    </style:style>
    <style:style style:name="T10" style:family="text">
      <style:text-properties fo:font-variant="normal" fo:text-transform="none" fo:color="#3f3f46" loext:opacity="100%" fo:font-size="10.5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3f3f46" loext:opacity="100%" fo:font-size="10.5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3f3f46" loext:opacity="100%" style:font-name="inherit" fo:font-size="10.5pt" fo:letter-spacing="normal" fo:font-style="italic" fo:font-weight="normal" loext:padding="0cm" loext:border="none"/>
    </style:style>
    <style:style style:name="T13" style:family="text">
      <style:text-properties fo:font-variant="normal" fo:text-transform="none" fo:color="#3f3f46" loext:opacity="100%" style:font-name="inherit" fo:font-size="10.5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3f3f46" loext:opacity="100%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f3f46" loext:opacity="100%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3f3f46" loext:opacity="100%" style:font-name="arial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f3f46" loext:opacity="100%" style:font-name="arial" fo:font-size="12pt" fo:letter-spacing="normal" fo:font-style="normal" fo:font-weight="normal" officeooo:rsid="00136b35" loext:padding="0cm" loext:border="none"/>
    </style:style>
    <style:style style:name="T18" style:family="text">
      <style:text-properties fo:font-variant="normal" fo:text-transform="none" fo:color="#3f3f46" loext:opacity="100%" style:font-name="arial" fo:font-size="10.5pt" fo:letter-spacing="normal" fo:font-style="italic" fo:font-weight="normal" loext:padding="0cm" loext:border="none"/>
    </style:style>
    <style:style style:name="T19" style:family="text">
      <style:text-properties fo:font-variant="normal" fo:text-transform="none" fo:color="#3f3f46" loext:opacity="100%" style:font-name="arial" fo:font-size="10.5pt" fo:letter-spacing="normal" fo:font-style="italic" fo:font-weight="normal" officeooo:rsid="00136b35" loext:padding="0cm" loext:border="none"/>
    </style:style>
    <style:style style:name="T20" style:family="text">
      <style:text-properties fo:font-variant="normal" fo:text-transform="none" fo:color="#3f3f46" loext:opacity="100%" style:font-name="arial" fo:font-size="10.5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3f3f46" loext:opacity="100%" style:font-name="arial" fo:letter-spacing="normal" fo:font-style="normal"/>
    </style:style>
    <style:style style:name="T22" style:family="text">
      <style:text-properties fo:font-variant="normal" fo:text-transform="none" fo:color="#3f3f46" loext:opacity="100%" style:font-name="arial" fo:letter-spacing="normal" fo:font-style="normal" fo:font-weight="normal"/>
    </style:style>
    <style:style style:name="T23" style:family="text">
      <style:text-properties fo:font-variant="normal" fo:text-transform="none" fo:color="#3f3f46" loext:opacity="100%" style:font-name="arial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27272a" loext:opacity="100%" style:font-name="inherit" fo:font-size="13.5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27272a" loext:opacity="100%" style:font-name="inherit" fo:font-size="13.5pt" fo:letter-spacing="normal" fo:font-style="normal" fo:font-weight="bold" style:font-size-asian="12pt" style:font-size-complex="12pt" loext:padding="0cm" loext:border="none"/>
    </style:style>
    <style:style style:name="T26" style:family="text">
      <style:text-properties fo:font-variant="normal" fo:text-transform="none" fo:color="#27272a" loext:opacity="100%" fo:font-size="13.5pt" fo:letter-spacing="normal" fo:font-style="normal" fo:font-weight="bold" loext:padding="0cm" loext:border="none"/>
    </style:style>
    <style:style style:name="T27" style:family="text">
      <style:text-properties fo:font-variant="normal" fo:text-transform="none" fo:color="#27272a" loext:opacity="100%" fo:font-size="13.5pt" fo:letter-spacing="normal" fo:font-style="normal" loext:padding="0cm" loext:border="none"/>
    </style:style>
    <style:style style:name="T28" style:family="text">
      <style:text-properties fo:font-variant="normal" fo:text-transform="none" fo:color="#27272a" loext:opacity="100%" fo:font-size="13.5pt" fo:letter-spacing="normal" fo:font-style="normal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fo:color="#0a7799" loext:opacity="100%" style:text-line-through-style="none" style:text-line-through-type="none" style:font-name="inherit" fo:font-size="10.5pt" fo:letter-spacing="normal" fo:font-style="normal" style:text-underline-style="none" fo:font-weight="normal" style:text-blinking="false" loext:padding="0cm" loext:border="non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5">Semáforo interativo</text:span><text:span text:style-name="T16"><text:line-break/> </text:span><text:span text:style-name="T17">D</text:span><text:span text:style-name="T16">esenvolve</text:span><text:span text:style-name="T17">mos em sala </text:span><text:span text:style-name="T16">um semáforo de trânsito interativo para carros e pedestres, </text:span><text:span text:style-name="T17">com a ajuda do protoboard.</text:span><text:span text:style-name="T16"><text:line-break/>Para isso, cri</text:span><text:span text:style-name="T17">a</text:span><text:span text:style-name="T16">mos </text:span><text:span text:style-name="T17">um</text:span><text:span text:style-name="T16"> semáforo, um com três LEDs que representará a sinalização para os carros.<text:line-break/>Este projeto deve funcionar da seguinte maneira: o semáforo de carros estará sempre aberto (sinal verde), </text:span><text:span text:style-name="T17">o tradicional (sinal amarelo) para chamar atenção dos motoristas </text:span><text:span text:style-name="T16">e apenas será fechado (sinal vermelho) quando o botão do pedestre for acionado.<text:line-break/>Neste projeto, faremos uso das estruturas de controle de fluxo </text:span><text:span text:style-name="Emphasis"><text:span text:style-name="T18">While </text:span></text:span><text:span text:style-name="T16">e</text:span><text:span text:style-name="Emphasis"><text:span text:style-name="T16"> </text:span></text:span><text:span text:style-name="Emphasis"><text:span text:style-name="T18">for</text:span></text:span><text:span text:style-name="T16">. No </text:span><text:span text:style-name="Emphasis"><text:span text:style-name="T18">While </text:span></text:span><text:span text:style-name="Emphasis"><text:span text:style-name="T19">t</text:span></text:span><text:span text:style-name="T16">odas as instruções contidas em seu laço serão repetidas continuamente, e infinitamente, até que a sua condicional se torne falsa. Por sua vez, a estrutura f</text:span><text:span text:style-name="Emphasis"><text:span text:style-name="T18">or </text:span></text:span><text:span text:style-name="T16">permite que certo trecho do código seja executado um determinado número de vezes.</text:span></text:h>
      <text:p text:style-name="P4"><text:span text:style-name="T5"/></text:p>
      <text:p text:style-name="P4"><text:span text:style-name="T5">Ao montar seu circuito na protoboard prest</text:span><text:span text:style-name="T6">amos atenção nos seguintes pontos:</text:span><text:line-break/><text:span text:style-name="T3">• </text:span><text:span text:style-name="T9">Nos atentamos as</text:span><text:span text:style-name="T5"> polaridade dos LEDs. Lembr</text:span><text:span text:style-name="T6">ando</text:span><text:span text:style-name="T5"> que o terminal mais longo do LED é o ânodo (positivo) e deve ser conectado na alimentação positiva. Por sua vez, o terminal mais curto do LED (cátodo) deve ser conectado ao GND;</text:span><text:line-break/><text:span text:style-name="T3">• </text:span><text:span text:style-name="T5">O LED vermelho do semáforo de carros encontra-se conectado ao pino digital D1 (GPIO5), o LED amarelo do semáforo de carros deve ser conectado ao pino digital D2 (GPIO4) e o LED verde deve ser conectado ao pino digital D2 (GPIO0);</text:span><text:line-break/><text:span text:style-name="T3">• </text:span><text:span text:style-name="T5">O botão deve ser montado com dois terminais abaixo da cavidade central da protoboard e os outros dois acima. Vamos conectar o push button com um resistor de 10 kΩ pull-up (resistor conectado ao VCC (3,3 V)). Desta forma, quando o botão estiver pressionado a NODEMCU ESP8266 receberá nível lógico baixo (LOW) por meio do pino digital D4 (GPIO2).</text:span><text:line-break/><text:span text:style-name="T3">• </text:span><text:span text:style-name="T5">O LED vermelho do semáforo de pedestres deve ser conectado ao pino digital D5 (GPIO14) e o LED verde ao pino digital D6 (GPIO12);</text:span></text:p>
      <text:p text:style-name="P4"><text:span text:style-name="T5"/></text:p>
      <text:h text:style-name="P3" text:outline-level="5"><text:span text:style-name="Strong_20_Emphasis"><text:span text:style-name="T25">MATERIAIS NECESSÁRIOS</text:span></text:span></text:h>
      <text:p text:style-name="P4"><text:span text:style-name="T5">01 placa protoboard;</text:span></text:p>
      <text:p text:style-name="P4"><text:span text:style-name="T5">● 01 placa Arduino Uno R3;</text:span></text:p>
      <text:p text:style-name="P4"><text:span text:style-name="T5">● 01 cabo USB;</text:span></text:p>
      <text:p text:style-name="P4"><text:span text:style-name="T5">● 04 jumpers macho-macho;</text:span></text:p>
      <text:p text:style-name="P4"><text:span text:style-name="T5">● 03 resistores 220 Ohms;</text:span></text:p>
      <text:p text:style-name="P4"><text:span text:style-name="T5">● 01 LED vermelho 5mm;</text:span></text:p>
      <text:p text:style-name="P4"><text:span text:style-name="T5">● 01 LED verde 5mm;</text:span></text:p>
      <text:p text:style-name="P4"><text:span text:style-name="T5">● 01 LED amarelo 5mm;</text:span></text:p>
      <text:p text:style-name="P4"><text:span text:style-name="T5">● Notebook;</text:span></text:p>
      <text:p text:style-name="P4"><text:span text:style-name="T5">● Software mBlock ou Arduino IDE.</text:span></text:p>
      <text:h text:style-name="P2" text:outline-level="5"><text:span text:style-name="Strong_20_Emphasis"><text:span text:style-name="T26">ELABORANDO O CÓDIGO</text:span></text:span></text:h>
      <text:p text:style-name="P8"><text:span text:style-name="Strong_20_Emphasis"><text:span text:style-name="T28">/* Código de operação para um Semáforo */</text:span></text:span></text:p>
      <text:p text:style-name="P8"><text:span text:style-name="Strong_20_Emphasis"><text:span text:style-name="T28"/></text:span></text:p>
      <text:p text:style-name="P8"><text:span text:style-name="Strong_20_Emphasis"><text:span text:style-name="T28">#define LED_Vermelho 8 /* Define o pino 8 como "LED_Vermelho" */</text:span></text:span></text:p>
      <text:p text:style-name="P8"><text:span text:style-name="Strong_20_Emphasis"><text:span text:style-name="T28">#define LED_Amarelo 9 /* Define o pino 9 como "LED_Amarelo" */</text:span></text:span></text:p>
      <text:p text:style-name="P8"><text:span text:style-name="Strong_20_Emphasis"><text:span text:style-name="T28">#define LED_Verde 10 /* Define o pino 10 como "LED_Verde" */</text:span></text:span></text:p>
      <text:p text:style-name="P8"><text:soft-page-break/><text:span text:style-name="Strong_20_Emphasis"><text:span text:style-name="T28"/></text:span></text:p>
      <text:p text:style-name="P8"><text:span text:style-name="Strong_20_Emphasis"><text:span text:style-name="T28">void setup() {</text:span></text:span></text:p>
      <text:p text:style-name="P8"><text:span text:style-name="Strong_20_Emphasis"><text:span text:style-name="T28"><text:s text:c="2"/>pinMode(LED_Vermelho, OUTPUT);/* Define o Led Vermelho como <text:s/>Saída */</text:span></text:span></text:p>
      <text:p text:style-name="P8"><text:span text:style-name="Strong_20_Emphasis"><text:span text:style-name="T28"><text:s text:c="2"/>pinMode(LED_Amarelo, OUTPUT); /* Define o Led Amarelo como <text:s/>Saída */</text:span></text:span></text:p>
      <text:p text:style-name="P8"><text:span text:style-name="Strong_20_Emphasis"><text:span text:style-name="T28"><text:s text:c="2"/>pinMode(LED_Verde, OUTPUT);/* Define o Led Verde como <text:s/>Saída */</text:span></text:span></text:p>
      <text:p text:style-name="P8"><text:span text:style-name="Strong_20_Emphasis"><text:span text:style-name="T28">}</text:span></text:span></text:p>
      <text:p text:style-name="P8"><text:span text:style-name="Strong_20_Emphasis"><text:span text:style-name="T28"/></text:span></text:p>
      <text:p text:style-name="P8"><text:span text:style-name="Strong_20_Emphasis"><text:span text:style-name="T28">void loop() { /* Primeiro estágio: Aberto (5 segundos) */</text:span></text:span></text:p>
      <text:p text:style-name="P8"><text:span text:style-name="Strong_20_Emphasis"><text:span text:style-name="T28"><text:s text:c="2"/>digitalWrite(LED_Vermelho, LOW);</text:span></text:span></text:p>
      <text:p text:style-name="P8"><text:span text:style-name="Strong_20_Emphasis"><text:span text:style-name="T28"><text:s text:c="2"/>digitalWrite(LED_Amarelo, LOW);</text:span></text:span></text:p>
      <text:p text:style-name="P8"><text:span text:style-name="Strong_20_Emphasis"><text:span text:style-name="T28"><text:s text:c="2"/>digitalWrite(LED_Verde, HIGH);</text:span></text:span></text:p>
      <text:p text:style-name="P8"><text:span text:style-name="Strong_20_Emphasis"><text:span text:style-name="T28"><text:s text:c="2"/>delay(5000);</text:span></text:span></text:p>
      <text:p text:style-name="P8"><text:span text:style-name="Strong_20_Emphasis"><text:span text:style-name="T28"><text:s text:c="2"/>/* Segundo estágio: Atenção (3 segundos) */</text:span></text:span></text:p>
      <text:p text:style-name="P8"><text:span text:style-name="Strong_20_Emphasis"><text:span text:style-name="T28"><text:s text:c="2"/>digitalWrite(LED_Vermelho, LOW);</text:span></text:span></text:p>
      <text:p text:style-name="P8"><text:span text:style-name="Strong_20_Emphasis"><text:span text:style-name="T28"><text:s text:c="2"/>digitalWrite(LED_Amarelo, HIGH);</text:span></text:span></text:p>
      <text:p text:style-name="P8"><text:span text:style-name="Strong_20_Emphasis"><text:span text:style-name="T28"><text:s text:c="2"/>digitalWrite(LED_Verde, LOW);</text:span></text:span></text:p>
      <text:p text:style-name="P8"><text:span text:style-name="Strong_20_Emphasis"><text:span text:style-name="T28"><text:s text:c="2"/>delay(3000);</text:span></text:span></text:p>
      <text:p text:style-name="P8"><text:span text:style-name="Strong_20_Emphasis"><text:span text:style-name="T28"><text:s text:c="2"/>/* Terceiro estágio: Fechado (5 segundos) */</text:span></text:span></text:p>
      <text:p text:style-name="P8"><text:span text:style-name="Strong_20_Emphasis"><text:span text:style-name="T28"><text:s text:c="2"/>digitalWrite(LED_Vermelho, HIGH);</text:span></text:span></text:p>
      <text:p text:style-name="P8"><text:span text:style-name="Strong_20_Emphasis"><text:span text:style-name="T28"><text:s text:c="2"/>digitalWrite(LED_Amarelo, LOW);</text:span></text:span></text:p>
      <text:p text:style-name="P8"><text:span text:style-name="Strong_20_Emphasis"><text:span text:style-name="T28"><text:s text:c="2"/>digitalWrite(LED_Verde, LOW);</text:span></text:span></text:p>
      <text:p text:style-name="P8"><text:span text:style-name="Strong_20_Emphasis"><text:span text:style-name="T28"><text:s text:c="2"/>delay(5000);</text:span></text:span></text:p>
      <text:p text:style-name="P8"><text:span text:style-name="Strong_20_Emphasis"><text:span text:style-name="T28">}</text:span></text:span></text:p>
      <text:p text:style-name="P7">A proposta desse projeto é criar um semáforo interativo para carros e pedestres. Para melhor compreensão da lógica de programação do projeto proposto vamos aos seguintes passos:</text:p>
      <text:p text:style-name="P5"><text:span text:style-name="Strong_20_Emphasis"><text:span text:style-name="T20">1. Declarar as variáveis</text:span></text:span><text:span text:style-name="T22"><text:line-break/>Iniciaremos o código declarando as variáveis correspondentes aos LEDs dos semáforos de carros e pedestres. Com base no esquemático elétrico, vamos atribuir ao pino D1 à </text:span><text:soft-page-break/><text:span text:style-name="T22">variável </text:span><text:span text:style-name="Emphasis"><text:span text:style-name="T18">vermelhoCar</text:span></text:span><text:span text:style-name="T22">, o pino D2 à variável </text:span><text:span text:style-name="Emphasis"><text:span text:style-name="T18">amareloCar</text:span></text:span><text:span text:style-name="T22">, o pino D3 à variável </text:span><text:span text:style-name="Emphasis"><text:span text:style-name="T18">verdeCar</text:span></text:span><text:span text:style-name="T22">, o pino D5 à variável </text:span><text:span text:style-name="Emphasis"><text:span text:style-name="T18">vermelhoPed</text:span></text:span><text:span text:style-name="T22"> e o pino D6 à variável </text:span><text:span text:style-name="Emphasis"><text:span text:style-name="T18">verdePed</text:span></text:span><text:span text:style-name="T22">. Em seguida, atribuímos o pino D4 à variável </text:span><text:span text:style-name="Emphasis"><text:span text:style-name="T18">buttonPin</text:span></text:span><text:span text:style-name="T22">.</text:span></text:p>
      <text:p text:style-name="P5"><text:span text:style-name="Strong_20_Emphasis"><text:span text:style-name="T20">2. Configurar as portas de entrada e saída</text:span></text:span><text:span text:style-name="T22"><text:line-break/>Na função setup configuraremos as variáveis relacionadas aos LEDs dos semáforos como saída e, apenas, a variável </text:span><text:span text:style-name="Emphasis"><text:span text:style-name="T18">buttonPin</text:span></text:span><text:span text:style-name="T22"> como entrada.</text:span></text:p>
      <text:p text:style-name="P5"><text:span text:style-name="Strong_20_Emphasis"><text:span text:style-name="T20">3. Verificar se o botão do pedestre foi pressionado</text:span></text:span><text:span text:style-name="T22"><text:line-break/>Conforme dito anteriormente, o semáforo de carros estará sempre aberto, enquanto o botão de pedestre não for pressionado. Desta forma, enquanto </text:span><text:span text:style-name="Emphasis"><text:span text:style-name="T18">buttonPin</text:span></text:span><text:span text:style-name="T22"> estiver em nível lógico alto (não pressionado), os LED verde dos carros (</text:span><text:span text:style-name="Emphasis"><text:span text:style-name="T18">verdeCar</text:span></text:span><text:span text:style-name="T22">) e vermelho dos pedestres (</text:span><text:span text:style-name="Emphasis"><text:span text:style-name="T18">vermelhoPed</text:span></text:span><text:span text:style-name="T22">) estarão sempre ligados.<text:line-break/>Para ler </text:span><text:span text:style-name="Emphasis"><text:span text:style-name="T18">buttonPin</text:span></text:span><text:span text:style-name="T22"> utilizamos a instrução </text:span><text:span text:style-name="Emphasis"><text:span text:style-name="T18">digitalRead(buttonPin)</text:span></text:span><text:span text:style-name="T22"> e faremos a verificação de seu estado usando a estrutura de controle de fluxo </text:span><text:span text:style-name="Emphasis"><text:span text:style-name="T18">While</text:span></text:span><text:span text:style-name="T22">. Deste modo, a instrução de verificação será </text:span><text:span text:style-name="Emphasis"><text:span text:style-name="T18">while (digitalRead(buttonPin))</text:span></text:span><text:span text:style-name="T22">. Dentro do laço de repetição </text:span><text:span text:style-name="Emphasis"><text:span text:style-name="T18">While</text:span></text:span><text:span text:style-name="T22"> vamos acionar os LED verde dos carros (</text:span><text:span text:style-name="Emphasis"><text:span text:style-name="T18">verdeCar</text:span></text:span><text:span text:style-name="T22">) e vermelho dos pedestres (</text:span><text:span text:style-name="Emphasis"><text:span text:style-name="T18">vermelhoPed</text:span></text:span><text:span text:style-name="T22">).</text:span></text:p>
      <text:p text:style-name="P5"><text:span text:style-name="Strong_20_Emphasis"><text:span text:style-name="T20">4. Fechar o semáforo dos carros e abrir o semáforo dos pedestres</text:span></text:span><text:span text:style-name="T22"><text:line-break/>Uma vez pressionado o botão do pedestre, </text:span><text:span text:style-name="Emphasis"><text:span text:style-name="T18">buttonPin</text:span></text:span><text:span text:style-name="T22"> terá seu estado alterado para o nível lógico baixo (LOW) e o programa sairá do laço de repetição </text:span><text:span text:style-name="Emphasis"><text:span text:style-name="T18">While</text:span></text:span><text:span text:style-name="T22">. Neste caso, o semáforo dos carros deve ser fechado e o sinal dos pedestres aberto.<text:line-break/>Deste modo, iniciaremos este trecho do código incluindo um intervalo de espera de 2,5 segundos. Em seguida, vamos desativar o LED verde dos carros (</text:span><text:span text:style-name="Emphasis"><text:span text:style-name="T18">verdeCar</text:span></text:span><text:span text:style-name="T22">) e acionar o LED amarelo dos carros (</text:span><text:span text:style-name="Emphasis"><text:span text:style-name="T18">amareloCar</text:span></text:span><text:span text:style-name="T22">). Logo após, incluiremos mais um intervalo de espera de 2,5 segundos. O próximo passo é desligar o LED amarelo dos carros (</text:span><text:span text:style-name="Emphasis"><text:span text:style-name="T18">amareloCar</text:span></text:span><text:span text:style-name="T22">) e ligar o LED vermelho dos carros (</text:span><text:span text:style-name="Emphasis"><text:span text:style-name="T18">vermelhoCar</text:span></text:span><text:span text:style-name="T22">), fechando o sinal para os carros.<text:line-break/>Após um intervalo de 2,5 segundos, vamos desligar o LED vermelho dos pedestres (</text:span><text:span text:style-name="Emphasis"><text:span text:style-name="T18">vermelhoPed</text:span></text:span><text:span text:style-name="T22">) e acionar o LED verde (</text:span><text:span text:style-name="Emphasis"><text:span text:style-name="T18">verdePed</text:span></text:span><text:span text:style-name="T22">).</text:span></text:p>
      <text:p text:style-name="P5"><text:span text:style-name="Strong_20_Emphasis"><text:span text:style-name="T20">5. Fechar o semáforo dos pedestres</text:span></text:span><text:span text:style-name="T22"><text:line-break/>Para sinalizar aos pedestres que o semáforo irá fechar vamos piscar o LED vermelho (</text:span><text:span text:style-name="Emphasis"><text:span text:style-name="T18">vermelhoPed</text:span></text:span><text:span text:style-name="T22">) cinco vezes. Para isso, utilizaremos a estrutura de controle </text:span><text:span text:style-name="Emphasis"><text:span text:style-name="T18">for</text:span></text:span><text:span text:style-name="T22">, que será inclusa ao código com a sintaxe:</text:span><text:span text:style-name="Emphasis"><text:span text:style-name="T23"> </text:span></text:span><text:span text:style-name="Emphasis"><text:span text:style-name="T18">for (int i = 0; i &lt;= 5; i++)</text:span></text:span><text:span text:style-name="T22">. Após o </text:span><text:span text:style-name="Emphasis"><text:span text:style-name="T18">for</text:span></text:span><text:span text:style-name="T22">, o primeiro parâmetro a </text:span><text:soft-page-break/><text:span text:style-name="T22">ser incluído é a variável que será utilizada como contados. O outro parâmetro é uma condição, que deve ser satisfeita para que as instruções do laço for sejam executadas. Neste projeto, as instruções do </text:span><text:span text:style-name="Emphasis"><text:span text:style-name="T18">for</text:span></text:span><text:span text:style-name="T22"> serão realizadas enquanto a variável </text:span><text:span text:style-name="Emphasis"><text:span text:style-name="T18">i</text:span></text:span><text:span text:style-name="T22"> for menor ou igual que 5. Por fim, deve ser incluído o incremento.<text:line-break/>No laço de repetição </text:span><text:span text:style-name="Emphasis"><text:span text:style-name="T18">for</text:span></text:span><text:span text:style-name="T22">, vamos incluir o comando para piscar o LED vermelho (</text:span><text:span text:style-name="Emphasis"><text:span text:style-name="T18">vermelhoPed</text:span></text:span><text:span text:style-name="T22">). Este comando terá a seguinte sintaxe </text:span><text:span text:style-name="Emphasis"><text:span text:style-name="T18">digitalWrite(vermelhoPed, !(digitalRead(vermelhoPed);</text:span></text:span><text:span text:style-name="T22">, que inverterá o estado de vermelhoPed a cada execução do laço.</text:span></text:p>
      <text:p text:style-name="P5"><text:span text:style-name="T22">Ao fim, vamos colocar </text:span><text:span text:style-name="Emphasis"><text:span text:style-name="T18">verdePed</text:span></text:span><text:span text:style-name="T22"> e </text:span><text:span text:style-name="Emphasis"><text:span text:style-name="T18">vermelhoCar</text:span></text:span><text:span text:style-name="T22"> em nível lógico baixo, desligando os LEDs correspondentes a eles. </text:span></text:p>
      <text:p text:style-name="P10"><text:span text:style-name="T21">Conclusão</text:span></text:p>
      <text:p text:style-name="P5"><text:span text:style-name="T15">O projeto de semáforo com robótica mostrou como a tecnologia pode ajudar a controlar o tráfego de forma mais eficiente. Com sensores e programação, o sistema consegue ajustar os sinais de trânsito automaticamente, melhorando o fluxo de veículos.</text:span></text:p>
      <text:p text:style-name="P9"><text:span text:style-name="T4"/></text:p>
      <text:p text:style-name="P9"><text:span text:style-name="T4">Apoio e referência: <text:s/></text:span><text:a xlink:type="simple" xlink:href="https://www.blogdarobotica.com/2020/06/02/projeto-semaforo-interativo-carros-e-pedestres/" text:style-name="Internet_20_link" text:visited-style-name="Visited_20_Internet_20_Link"><text:span text:style-name="T8">https://www.blogdarobotica.com/2020/06/02/projeto-semaforo-interativo-carros-e-pedestres/</text:span></text:a></text:p>
      <text:p text:style-name="P9"><text:span text:style-name="T8">https://classroom.google.com/c/NzQ2NDI0NjA2MjUx/m/NzU4Njk5ODIxMzY1/details</text:span></text:p>
      <text:p text:style-name="P6"/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1" svg:font-family="'Open Sans', serif"/>
    <style:font-face style:name="Timmana" svg:font-family="Timmana" style:font-pitch="variable"/>
    <style:font-face style:name="arial" svg:font-family="arial" style:font-family-generic="swiss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38:59.085585991</meta:creation-date>
    <dc:date>2025-03-12T16:59:24.134678678</dc:date>
    <meta:editing-duration>PT20M25S</meta:editing-duration>
    <meta:editing-cycles>1</meta:editing-cycles>
    <meta:generator>LibreOffice/7.5.3.2$Linux_X86_64 LibreOffice_project/9f56dff12ba03b9acd7730a5a481eea045e468f3</meta:generator>
    <meta:document-statistic meta:table-count="0" meta:image-count="0" meta:object-count="0" meta:page-count="4" meta:paragraph-count="50" meta:word-count="1045" meta:character-count="6730" meta:non-whitespace-character-count="5695"/>
  </office:meta>
</office:document-meta>
</file>